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82" calcext:value-type="float">
            <text:p>1582</text:p>
          </table:table-cell>
          <table:table-cell table:style-name="ce7" table:formula="of:=COUNTIF([.B7:.B999998];&quot;X&quot;)" office:value-type="float" office:value="1383" calcext:value-type="float">
            <text:p>1383</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8" calcext:value-type="float">
            <text:p>98</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80" calcext:value-type="float">
            <text:p>180</text:p>
          </table:table-cell>
          <table:table-cell table:style-name="ce25" table:formula="of:=SUM([.B2:.F2])" office:value-type="float" office:value="1687" calcext:value-type="float">
            <text:p>168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65]+1" office:value-type="date" office:date-value="2026-03-21" calcext:value-type="date">
            <text:p>2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number-columns-repeated="1014"/>
        </table:table-row>
        <table:table-row table:style-name="ro6">
          <table:table-cell table:style-name="ce18" table:formula="of:=[.A1566]+1" office:value-type="date" office:date-value="2026-03-22" calcext:value-type="date">
            <text:p>22/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maravilhoso e abençoado com irmãos amigos queridos, churrasco e também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67]+1" office:value-type="date" office:date-value="2026-03-23" calcext:value-type="date">
            <text:p>2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568]+1" office:value-type="date" office:date-value="2026-03-24" calcext:value-type="date">
            <text:p>2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6">
          <table:table-cell table:style-name="ce18" table:formula="of:=[.A1569]+1" office:value-type="date" office:date-value="2026-03-25" calcext:value-type="date">
            <text:p>2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artilhando conhecimento, aprendendo mais e tendo reconheci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18" table:formula="of:=[.A1570]+1" office:value-type="date" office:date-value="2026-03-26" calcext:value-type="date">
            <text:p>2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i mais elogios pelo meu compartilh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1]+1" office:value-type="date" office:date-value="2026-03-27" calcext:value-type="date">
            <text:p>2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Fechei, com 100 pontos, mais duas provas bimestr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572]+1" office:value-type="date" office:date-value="2026-03-28" calcext:value-type="date">
            <text:p>2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73]+1" office:value-type="date" office:date-value="2026-03-29" calcext:value-type="date">
            <text:p>2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74]+1" office:value-type="date" office:date-value="2026-03-30" calcext:value-type="date">
            <text:p>3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5]+1" office:value-type="date" office:date-value="2026-03-31" calcext:value-type="date">
            <text:p>3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 muito com o uso do suporte da 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9">
          <table:table-cell table:style-name="ce18" table:formula="of:=[.A1576]+1" office:value-type="date" office:date-value="2026-04-01" calcext:value-type="date">
            <text:p>0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uma máquina de entregas potencializado pelas IA, usando GH Copilot e Claude Code ao mesmo tempo [e não, não é mentira, mesmo hoje sendo 1º de Abril – huahuahu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77]+1" office:value-type="date" office:date-value="2026-04-02" calcext:value-type="date">
            <text:p>0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o teatro pra intervenção de Páscoa na Igreja, tá ficando bênção pu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5">
          <table:table-cell table:style-name="ce18" table:formula="of:=[.A1578]+1" office:value-type="date" office:date-value="2026-04-03" calcext:value-type="date">
            <text:p>03/04/2026</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a sexta-feira Santa, dia em família, abençoado e tranquilo. E ainda cozinhei sardinhas (ficaram delicios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bacalhoada mais maravilhosa feita por minha mãe.</text:p>
          </table:table-cell>
          <table:table-cell table:number-columns-repeated="1014"/>
        </table:table-row>
        <table:table-row table:style-name="ro6">
          <table:table-cell table:style-name="ce18" table:formula="of:=[.A1579]+1" office:value-type="date" office:date-value="2026-04-04" calcext:value-type="date">
            <text:p>04/04/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O sábado… Em família, ensaio, e a espera pelo domingo. Onde Ele Viv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8">
          <table:table-cell table:style-name="ce18" table:formula="of:=[.A1580]+1" office:value-type="date" office:date-value="2026-04-05" calcext:value-type="date">
            <text:p>05/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omingo de Páscoa, Ele Ressuscitou, Ele Vive!! E, nossa intervenção Pascal com Teatro e Dança foi bênção, abençoada e abençoad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um churras de Páscoa.</text:p>
          </table:table-cell>
          <table:table-cell table:number-columns-repeated="1014"/>
        </table:table-row>
        <table:table-row table:style-name="ro6">
          <table:table-cell table:style-name="ce18" table:formula="of:=[.A1581]+1" office:value-type="date" office:date-value="2026-04-06" calcext:value-type="date">
            <text:p>06/04/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mos em equipe resolver muita coisa e subir a aplicação em todos os ambien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82]+1" office:value-type="date" office:date-value="2026-04-07" calcext:value-type="date">
            <text:p>07/04/2026</text:p>
          </table:table-cell>
          <table:table-cell table:style-name="ce28" office:value-type="string" calcext:value-type="string">
            <text:p>X</text:p>
          </table:table-cell>
          <table:table-cell table:style-name="ce28" table:number-columns-repeated="4"/>
          <table:table-cell table:style-name="ce42" office:value-type="string" calcext:value-type="string">
            <text:p>Tô aprendendo muito e evoluindo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583]+1" office:value-type="date" office:date-value="2026-04-08" calcext:value-type="date">
            <text:p>08/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84]+1" office:value-type="date" office:date-value="2026-04-09" calcext:value-type="date">
            <text:p>09/04/2026</text:p>
          </table:table-cell>
          <table:table-cell table:style-name="ce28" office:value-type="string" calcext:value-type="string">
            <text:p>X</text:p>
          </table:table-cell>
          <table:table-cell table:style-name="ce28" table:number-columns-repeated="4"/>
          <table:table-cell table:style-name="ce42" office:value-type="string" calcext:value-type="string">
            <text:p>Graças ao Senhor, nosso Deus, estou, aos poucos, reencontrando o propósito em cada detalhe.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2">
          <table:table-cell table:style-name="ce18" table:formula="of:=[.A1585]+1" office:value-type="date" office:date-value="2026-04-10" calcext:value-type="date">
            <text:p>10/04/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ndo bem e à todo vap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prova bimestral.</text:p>
          </table:table-cell>
          <table:table-cell table:number-columns-repeated="1014"/>
        </table:table-row>
        <table:table-row table:style-name="ro6">
          <table:table-cell table:style-name="ce18" table:formula="of:=[.A1586]+1" office:value-type="date" office:date-value="2026-04-11" calcext:value-type="date">
            <text:p>11/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 e noite com irmãos amigos am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echei mais duas APOL.</text:p>
          </table:table-cell>
          <table:table-cell table:number-columns-repeated="1014"/>
        </table:table-row>
        <table:table-row table:style-name="ro5">
          <table:table-cell table:style-name="ce18" table:formula="of:=[.A1587]+1" office:value-type="date" office:date-value="2026-04-12" calcext:value-type="date">
            <text:p>12/04/2026</text:p>
          </table:table-cell>
          <table:table-cell table:style-name="ce28" office:value-type="string" calcext:value-type="string">
            <text:p>X</text:p>
          </table:table-cell>
          <table:table-cell table:style-name="ce28" table:number-columns-repeated="4"/>
          <table:table-cell table:style-name="ce42" office:value-type="string" calcext:value-type="string">
            <text:p>“Deus eu tenho tantas Bênçãos, posso em minha vida enxergar, quanto mais vejo os detalhes, Sua Bondade posso encont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3" table:number-rows-repeated="1046987">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12">00/00/0000</text:date>, <text:time style:data-style-name="N2" text:time-value="22:35:04.06939558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4-12T22:35:55.670839370</dc:date>
    <meta:editing-duration>P1DT16H34M28S</meta:editing-duration>
    <meta:editing-cycles>1582</meta:editing-cycles>
    <meta:document-statistic meta:table-count="1" meta:cell-count="9560" meta:object-count="0"/>
  </office:meta>
</office:document-meta>
</file>